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1c7e" officeooo:paragraph-rsid="000b1c7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1c7e" officeooo:paragraph-rsid="000b1c7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oSpatial Analysis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5:05:36.679163335</meta:creation-date>
    <meta:generator>LibreOffice/6.2.7.1$Linux_X86_64 LibreOffice_project/20$Build-1</meta:generator>
    <dc:date>2019-11-03T22:05:21.281876370</dc:date>
    <meta:editing-duration>PT6H48M45S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</office:meta>
</office:document-meta>
</file>